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6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fo:line-height="100%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style:style style:name="T3" style:family="text">
      <style:text-properties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Arimaa – CR8 : Wednesday, November, 5<text:span text:style-name="T1">th</text:span> </text:p>
      <text:p text:style-name="P5">Presents : Everyone, Christian Raymond with Nikos <text:span text:style-name="T2">Parlavantzas</text:span></text:p>
      <text:h text:style-name="P1" text:outline-level="1">Order of business :</text:h>
      <text:list xml:id="list726263224480121192" text:style-name="L1">
        <text:list-item>
          <text:p text:style-name="P7">Parallelization method implementation (Mikail)</text:p>
        </text:list-item>
        <text:list-item>
          <text:p text:style-name="P7">Packages with rules implementation (Baptiste)</text:p>
        </text:list-item>
        <text:list-item>
          <text:p text:style-name="P7">MCTS simple implementation + missing presentation (Benoit)</text:p>
        </text:list-item>
        <text:list-item>
          <text:p text:style-name="P7">General Software architecture : diagrams (Gabriel)</text:p>
        </text:list-item>
        <text:list-item>
          <text:p text:style-name="P7">API &amp; I/O diagrams (Prateek &amp; Dan)</text:p>
        </text:list-item>
        <text:list-item>
          <text:p text:style-name="P7">Plan of the second report</text:p>
        </text:list-item>
      </text:list>
      <text:p text:style-name="P3"/>
      <text:h text:style-name="P1" text:outline-level="1">Information :</text:h>
      <text:list xml:id="list7775360735245478793" text:style-name="L2">
        <text:list-item>
          <text:p text:style-name="P8"/>
        </text:list-item>
      </text:list>
      <text:h text:style-name="P2" text:outline-level="1">Planification</text:h>
      <text:p text:style-name="P4">Task<text:tab/><text:tab/><text:tab/><text:tab/><text:tab/><text:tab/><text:tab/><text:tab/><text:tab/>Responsible<text:tab/><text:tab/>Deadline</text:p>
      <text:p text:style-name="P4">OpenMP implementation<text:tab/><text:tab/><text:tab/><text:tab/><text:tab/><text:tab/>Not decided<text:tab/>Begin after 11/05</text:p>
      <text:p text:style-name="P4">OpenMP report part<text:tab/><text:tab/><text:tab/><text:tab/><text:tab/><text:tab/><text:tab/>Benoit<text:tab/><text:tab/><text:tab/>11/19</text:p>
      <text:p text:style-name="P4">MPI report part<text:tab/><text:tab/><text:tab/><text:tab/><text:tab/><text:tab/><text:tab/>Mikail<text:tab/><text:tab/><text:tab/>11/19</text:p>
      <text:p text:style-name="P4">OpenAcc report part<text:tab/><text:tab/><text:tab/><text:tab/><text:tab/><text:tab/><text:tab/>Baptiste<text:tab/><text:tab/>11/19</text:p>
      <text:p text:style-name="P4">First draft of the report<text:tab/><text:tab/><text:tab/><text:tab/><text:tab/><text:tab/>Everyone<text:tab/><text:tab/>11/19</text:p>
      <text:p text:style-name="P4">Last draft of the report<text:tab/><text:tab/><text:tab/><text:tab/><text:tab/><text:tab/>Everyone<text:tab/><text:tab/>11/26</text:p>
      <text:p text:style-name="P4">Due date for the report<text:tab/><text:tab/><text:tab/><text:tab/><text:tab/><text:tab/>Dan<text:tab/><text:tab/><text:tab/>11/27</text:p>
      <text:h text:style-name="P6" text:outline-level="1"><text:span text:style-name="T3">Finish the game application<text:tab/><text:tab/><text:tab/><text:tab/><text:tab/><text:tab/>Gabriel<text:tab/><text:tab/>12/18</text:span></text:h>
      <text:h text:style-name="P1" text:outline-level="1">Next meeting : 11/1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02T11:28:07.03</dc:date>
    <dc:creator>Dan </dc:creator>
    <meta:editing-duration>PT14H52M8S</meta:editing-duration>
    <meta:editing-cycles>329</meta:editing-cycles>
    <meta:generator>OpenOffice/4.1.1$Win32 OpenOffice.org_project/411m6$Build-9775</meta:generator>
    <meta:document-statistic meta:table-count="0" meta:image-count="0" meta:object-count="0" meta:page-count="1" meta:paragraph-count="21" meta:word-count="119" meta:character-count="829"/>
  </office:meta>
</office:document-meta>
</file>